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3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6.055cm"/>
    </style:style>
    <style:style style:name="co4" style:family="table-column">
      <style:table-column-properties fo:break-before="auto" style:column-width="8.42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>
            <text:p>NOM,Prenom,Classe,LV2,Specialite1,Specialite2,Specialite3</text:p>
          </table:table-cell>
          <table:table-cell table:number-columns-repeated="1023"/>
        </table:table-row>
        <table:table-row table:style-name="ro1">
          <table:table-cell office:value-type="string">
            <text:p>BRIWA,Tristan,1ere1,Espagnol,Maths,PC,NSI</text:p>
          </table:table-cell>
          <table:table-cell table:number-columns-repeated="1023"/>
        </table:table-row>
        <table:table-row table:style-name="ro1">
          <table:table-cell office:value-type="string">
            <text:p>DURTHALLER-RENARD,Olivier,1ere1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PASQUIER,Martin,1ere1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SINCOCK,Max,1ere1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TESSIER,Julian,1ere1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LEGENDRE,Maxence,1ere2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LEGRAND,Matthieu,1ere2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PAYSANT-LEROUX,Antonin,1ere2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POUS,Mathéo,1ere2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 office:value-type="string">
            <text:p>CHABIN,Yoni,1ere3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DUBOST,Raphaël,1ere3,Espagnol,NSI,HGGSP,SES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BOSCH,Victor,1ere4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 office:value-type="string">
            <text:p>SAHMOUNE,Ismaêl,1ere4,Allemand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VAN DE WEGUE,Maxime,1ere4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HEBERT,Liam,1ere5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string">
            <text:p>NATALI,Enzo,1ere5,Espagnol,Maths,PC,NSI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20/02/2022</text:date>, <text:time>09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creation-date>2021-01-03T14:32:59Z</meta:creation-date>
    <dc:date>2022-02-20T09:00:12.07</dc:date>
    <meta:editing-duration>PT1H7M22S</meta:editing-duration>
    <meta:editing-cycles>9</meta:editing-cycles>
    <meta:document-statistic meta:table-count="1" meta:cell-count="17" meta:object-count="0"/>
  </office:meta>
</office:document-meta>
</file>